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BE000000CFC5F8DCC3918AB7CC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45cm" fo:min-width="1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733cm" svg:height="7.302cm" svg:x="-0.033cm" svg:y="0.2cm">
          <draw:image xlink:href="Pictures/10000200000001BE000000CFC5F8DCC3918AB7CC.gif" xlink:type="simple" xlink:show="embed" xlink:actuate="onLoad">
            <text:p/>
          </draw:image>
        </draw:frame>
        <draw:custom-shape draw:style-name="gr2" draw:text-style-name="P2" draw:layer="layout" svg:width="1.9cm" svg:height="2.7cm" svg:x="13.9cm" svg:y="1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30T21:03:13.057000000</dc:date>
    <meta:editing-duration>PT2M42S</meta:editing-duration>
    <meta:editing-cycles>2</meta:editing-cycles>
    <meta:generator>LibreOffice/5.1.2.2$Windows_x86 LibreOffice_project/d3bf12ecb743fc0d20e0be0c58ca359301eb705f</meta:generator>
    <meta:document-statistic meta:object-count="2"/>
  </office:meta>
</office:document-meta>
</file>